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071cm" fo:margin-left="-0.217cm" table:align="left" style:writing-mode="lr-tb"/>
    </style:style>
    <style:style style:name="Таблица1.A" style:family="table-column">
      <style:table-column-properties style:column-width="2.191cm"/>
    </style:style>
    <style:style style:name="Таблица1.B" style:family="table-column">
      <style:table-column-properties style:column-width="1.147cm"/>
    </style:style>
    <style:style style:name="Таблица1.C" style:family="table-column">
      <style:table-column-properties style:column-width="1.669cm"/>
    </style:style>
    <style:style style:name="Таблица1.I" style:family="table-column">
      <style:table-column-properties style:column-width="1.7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/>
    </style:style>
    <style:style style:name="Таблица1.B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Таблица1.I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Таблица1.A2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Таблица1.B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Таблица1.I2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Таблица2" style:family="table">
      <style:table-properties style:width="15.071cm" fo:margin-left="-0.217cm" table:align="left" style:writing-mode="lr-tb"/>
    </style:style>
    <style:style style:name="Таблица2.A" style:family="table-column">
      <style:table-column-properties style:column-width="1.942cm"/>
    </style:style>
    <style:style style:name="Таблица2.B" style:family="table-column">
      <style:table-column-properties style:column-width="1.395cm"/>
    </style:style>
    <style:style style:name="Таблица2.C" style:family="table-column">
      <style:table-column-properties style:column-width="1.669cm"/>
    </style:style>
    <style:style style:name="Таблица2.I" style:family="table-column">
      <style:table-column-properties style:column-width="1.72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/>
    </style:style>
    <style:style style:name="Таблица2.B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Таблица2.I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Таблица2.2" style:family="table-row">
      <style:table-row-properties style:min-row-height="0.513cm" style:keep-together="true" fo:keep-together="auto"/>
    </style:style>
    <style:style style:name="Таблица2.A2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Таблица2.B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Таблица2.I2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Таблица3" style:family="table">
      <style:table-properties style:width="9.71cm" fo:margin-left="-0.199cm" table:align="left" style:writing-mode="lr-tb"/>
    </style:style>
    <style:style style:name="Таблица3.A" style:family="table-column">
      <style:table-column-properties style:column-width="1.441cm"/>
    </style:style>
    <style:style style:name="Таблица3.B" style:family="table-column">
      <style:table-column-properties style:column-width="1.501cm"/>
    </style:style>
    <style:style style:name="Таблица3.C" style:family="table-column">
      <style:table-column-properties style:column-width="1.249cm"/>
    </style:style>
    <style:style style:name="Таблица3.E" style:family="table-column">
      <style:table-column-properties style:column-width="2cm"/>
    </style:style>
    <style:style style:name="Таблица3.F" style:family="table-column">
      <style:table-column-properties style:column-width="2.018cm"/>
    </style:style>
    <style:style style:name="Таблица3.1" style:family="table-row">
      <style:table-row-properties style:min-row-height="2.711cm" style:keep-together="false"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keep-together="true" fo:keep-together="auto"/>
    </style:style>
    <style:style style:name="Таблица4" style:family="table">
      <style:table-properties style:width="15.711cm" fo:margin-left="-0.199cm" table:align="left" style:writing-mode="lr-tb"/>
    </style:style>
    <style:style style:name="Таблица4.A" style:family="table-column">
      <style:table-column-properties style:column-width="2.191cm"/>
    </style:style>
    <style:style style:name="Таблица4.B" style:family="table-column">
      <style:table-column-properties style:column-width="1.752cm"/>
    </style:style>
    <style:style style:name="Таблица4.C" style:family="table-column">
      <style:table-column-properties style:column-width="1.249cm"/>
    </style:style>
    <style:style style:name="Таблица4.D" style:family="table-column">
      <style:table-column-properties style:column-width="1.251cm"/>
    </style:style>
    <style:style style:name="Таблица4.E" style:family="table-column">
      <style:table-column-properties style:column-width="1.501cm"/>
    </style:style>
    <style:style style:name="Таблица4.F" style:family="table-column">
      <style:table-column-properties style:column-width="1.75cm"/>
    </style:style>
    <style:style style:name="Таблица4.G" style:family="table-column">
      <style:table-column-properties style:column-width="2.251cm"/>
    </style:style>
    <style:style style:name="Таблица4.I" style:family="table-column">
      <style:table-column-properties style:column-width="2.01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I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4.245cm" fo:margin-left="-0.217cm" table:align="left" style:writing-mode="lr-tb"/>
    </style:style>
    <style:style style:name="Таблица5.A" style:family="table-column">
      <style:table-column-properties style:column-width="3.692cm"/>
    </style:style>
    <style:style style:name="Таблица5.B" style:family="table-column">
      <style:table-column-properties style:column-width="1.251cm"/>
    </style:style>
    <style:style style:name="Таблица5.C" style:family="table-column">
      <style:table-column-properties style:column-width="1.498cm"/>
    </style:style>
    <style:style style:name="Таблица5.D" style:family="table-column">
      <style:table-column-properties style:column-width="1.752cm"/>
    </style:style>
    <style:style style:name="Таблица5.F" style:family="table-column">
      <style:table-column-properties style:column-width="2cm"/>
    </style:style>
    <style:style style:name="Таблица5.G" style:family="table-column">
      <style:table-column-properties style:column-width="2.302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style:border-line-width-left="0.002cm 0.035cm 0.002cm" style:border-line-width-top="0.002cm 0.035cm 0.002cm" fo:padding-left="0.191cm" fo:padding-right="0.191cm" fo:padding-top="0cm" fo:padding-bottom="0cm" fo:border-left="0.039cm double #000000" fo:border-right="none" fo:border-top="0.039cm double #000000" fo:border-bottom="0.018cm solid #000000" style:writing-mode="lr-tb"/>
    </style:style>
    <style:style style:name="Таблица5.B1" style:family="table-cell">
      <style:table-cell-properties style:vertical-align="top" style:border-line-width-top="0.002cm 0.035cm 0.002cm" fo:padding-left="0.191cm" fo:padding-right="0.191cm" fo:padding-top="0cm" fo:padding-bottom="0cm" fo:border-left="0.018cm solid #000000" fo:border-right="none" fo:border-top="0.039cm double #000000" fo:border-bottom="0.018cm solid #000000" style:writing-mode="lr-tb"/>
    </style:style>
    <style:style style:name="Таблица5.G1" style:family="table-cell">
      <style:table-cell-properties style:vertical-align="top" style:border-line-width-right="0.002cm 0.035cm 0.002cm" style:border-line-width-top="0.002cm 0.035cm 0.002cm" fo:padding-left="0.191cm" fo:padding-right="0.191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Таблица5.A2" style:family="table-cell">
      <style:table-cell-properties style:vertical-align="top" style:border-line-width-left="0.002cm 0.035cm 0.002cm" style:border-line-width-bottom="0.002cm 0.035cm 0.002cm" fo:padding-left="0.191cm" fo:padding-right="0.191cm" fo:padding-top="0cm" fo:padding-bottom="0cm" fo:border-left="0.039cm double #000000" fo:border-right="none" fo:border-top="0.018cm solid #000000" fo:border-bottom="0.039cm double #000000" style:writing-mode="lr-tb"/>
    </style:style>
    <style:style style:name="Таблица5.B2" style:family="table-cell">
      <style:table-cell-properties style:vertical-align="top" style:border-line-width-bottom="0.002cm 0.035cm 0.002cm" fo:padding-left="0.191cm" fo:padding-right="0.191cm" fo:padding-top="0cm" fo:padding-bottom="0cm" fo:border-left="0.018cm solid #000000" fo:border-right="none" fo:border-top="0.018cm solid #000000" fo:border-bottom="0.039cm double #000000" style:writing-mode="lr-tb"/>
    </style:style>
    <style:style style:name="Таблица5.G2" style:family="table-cell">
      <style:table-cell-properties style:vertical-align="top" style:border-line-width-right="0.002cm 0.035cm 0.002cm" style:border-line-width-bottom="0.002cm 0.035cm 0.002cm" fo:padding-left="0.191cm" fo:padding-right="0.191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fo:font-size="12pt" fo:language="en" fo:country="US" style:font-size-asian="12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border-line-width="0.002cm 0.035cm 0.002cm" fo:padding-left="0.035cm" fo:padding-right="1.094cm" fo:padding-top="1.094cm" fo:padding-bottom="0.035cm" fo:border="0.039cm double #000000"/>
    </style:style>
    <style:style style:name="P10" style:family="paragraph" style:parent-style-name="Standard">
      <style:paragraph-properties fo:text-align="end" style:justify-single-word="false" style:border-line-width="0.002cm 0.035cm 0.002cm" fo:padding-left="0.035cm" fo:padding-right="1.094cm" fo:padding-top="1.094cm" fo:padding-bottom="0.035cm" fo:border="0.039cm double #000000"/>
    </style:style>
    <style:style style:name="P11" style:family="paragraph" style:parent-style-name="Standard">
      <style:paragraph-properties fo:text-align="center" style:justify-single-word="false" style:border-line-width="0.002cm 0.035cm 0.002cm" fo:padding-left="0.035cm" fo:padding-right="1.094cm" fo:padding-top="1.094cm" fo:padding-bottom="0.035cm" fo:border="0.039cm double #000000"/>
    </style:style>
    <style:style style:name="P12" style:family="paragraph" style:parent-style-name="Standard">
      <style:paragraph-properties fo:text-align="center" style:justify-single-word="false" style:border-line-width="0.002cm 0.035cm 0.002cm" fo:padding-left="0.035cm" fo:padding-right="1.094cm" fo:padding-top="1.094cm" fo:padding-bottom="0.035cm" fo:border="0.039cm double #000000"/>
      <style:text-properties fo:language="en" fo:country="US"/>
    </style:style>
    <style:style style:name="P13" style:family="paragraph" style:parent-style-name="Standard">
      <style:paragraph-properties style:border-line-width="0.002cm 0.035cm 0.002cm" fo:padding-left="0.035cm" fo:padding-right="1.094cm" fo:padding-top="1.094cm" fo:padding-bottom="0.035cm" fo:border="0.039cm double #000000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 style:border-line-width="0.002cm 0.035cm 0.002cm" fo:padding-left="0.035cm" fo:padding-right="1.094cm" fo:padding-top="1.094cm" fo:padding-bottom="0.035cm" fo:border="0.039cm double #000000"/>
      <style:text-properties fo:font-weight="bold" style:font-weight-asian="bold"/>
    </style:style>
    <style:style style:name="P15" style:family="paragraph" style:parent-style-name="Heading_20_1">
      <style:paragraph-properties style:border-line-width="0.002cm 0.035cm 0.002cm" fo:padding-left="0.035cm" fo:padding-right="1.094cm" fo:padding-top="1.094cm" fo:padding-bottom="0.035cm" fo:border="0.039cm double #000000"/>
    </style:style>
    <style:style style:name="P16" style:family="paragraph" style:parent-style-name="Heading_20_2">
      <style:paragraph-properties style:border-line-width="0.002cm 0.035cm 0.002cm" fo:padding-left="0.035cm" fo:padding-right="1.094cm" fo:padding-top="1.094cm" fo:padding-bottom="0.035cm" fo:border="0.039cm double #000000"/>
    </style:style>
    <style:style style:name="P17" style:family="paragraph" style:parent-style-name="Standard">
      <style:paragraph-properties fo:margin-left="0.199cm" fo:margin-right="0.199cm" fo:text-indent="0cm" style:auto-text-indent="false" style:snap-to-layout-grid="false"/>
      <style:text-properties fo:font-size="12pt" style:font-size-asian="12pt" style:text-rotation-angle="90" style:text-rotation-scale="line-height"/>
    </style:style>
    <style:style style:name="P18" style:family="paragraph" style:parent-style-name="Standard">
      <style:paragraph-properties fo:margin-left="0.199cm" fo:margin-right="0.199cm" fo:text-indent="0cm" style:auto-text-indent="false" style:snap-to-layout-grid="false"/>
      <style:text-properties fo:font-size="12pt" fo:language="en" fo:country="US" style:font-size-asian="12pt" style:text-rotation-angle="90" style:text-rotation-scale="line-height"/>
    </style:style>
    <style:style style:name="P19" style:family="paragraph" style:parent-style-name="Standard">
      <style:paragraph-properties fo:margin-left="0.199cm" fo:margin-right="0.199cm" fo:text-indent="0cm" style:auto-text-indent="false" style:snap-to-layout-grid="false"/>
      <style:text-properties style:text-rotation-angle="90" style:text-rotation-scale="line-height"/>
    </style:style>
    <style:style style:name="P20" style:family="paragraph" style:parent-style-name="Standard" style:master-page-name="Standard">
      <style:paragraph-properties fo:text-align="end" style:justify-single-word="false" style:page-number="auto" style:border-line-width="0.002cm 0.035cm 0.002cm" fo:padding-left="0.035cm" fo:padding-right="1.094cm" fo:padding-top="1.094cm" fo:padding-bottom="0.035cm" fo:border="0.039cm double #000000"/>
    </style:style>
    <style:style style:name="P21" style:family="paragraph" style:parent-style-name="Standard">
      <style:text-properties fo:font-size="12pt" style:font-size-asian="12pt"/>
    </style:style>
    <style:style style:name="P22" style:family="paragraph" style:parent-style-name="Standard" style:list-style-name="WW8Num2">
      <style:text-properties fo:font-size="12pt" style:font-size-asian="12pt"/>
    </style:style>
    <style:style style:name="P23" style:family="paragraph" style:parent-style-name="Standard" style:list-style-name="WW8Num1">
      <style:text-properties fo:font-size="12pt" style:font-size-asian="12pt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25" style:family="paragraph" style:parent-style-name="Standard" style:list-style-name="WW8Num4">
      <style:text-properties fo:font-size="12pt" style:font-size-asian="12pt"/>
    </style:style>
    <style:style style:name="P26" style:family="paragraph" style:parent-style-name="Standard" style:list-style-name="WW8Num1">
      <style:text-properties fo:font-size="12pt" fo:language="en" fo:country="US" style:font-size-asian="12pt"/>
    </style:style>
    <style:style style:name="P27" style:family="paragraph" style:parent-style-name="Standard" style:list-style-name="WW8Num1">
      <style:paragraph-properties fo:text-align="center" style:justify-single-word="false"/>
      <style:text-properties fo:font-size="12pt" fo:font-weight="bold" style:font-size-asian="12pt" style:font-weight-asian="bold"/>
    </style:style>
    <style:style style:name="P28" style:family="paragraph" style:parent-style-name="Standard">
      <style:paragraph-properties style:border-line-width="0.002cm 0.035cm 0.002cm" fo:padding-left="0.035cm" fo:padding-right="1.094cm" fo:padding-top="1.094cm" fo:padding-bottom="0.035cm" fo:border="0.039cm double #000000"/>
    </style:style>
    <style:style style:name="T1" style:family="text">
      <style:text-properties fo:font-size="20pt" style:font-size-asian="20pt"/>
    </style:style>
    <style:style style:name="T2" style:family="text">
      <style:text-properties fo:font-size="20pt" fo:language="en" fo:country="US" style:font-size-asian="20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anguage="en" fo:country="US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MICROSOFT FLIGHT SIMULATOR 2002</text:p>
      <text:p text:style-name="P10"/>
      <text:p text:style-name="P10"/>
      <text:p text:style-name="P10"/>
      <text:h text:style-name="P15" text:outline-level="1"><text:span text:style-name="T1">САМОЛЕТ</text:span><text:span text:style-name="T2">Ы</text:span><text:span text:style-name="T1"> Ту-104А, Ту-104А-ТС, Ту-104В</text:span></text:h>
      <text:p text:style-name="P13"/>
      <text:p text:style-name="P14"><text:s/></text:p>
      <text:p text:style-name="P9"/>
      <text:h text:style-name="P16" text:outline-level="2">РУКОВОДСТВО ПО ЛЕТНОЙ ЭКСПЛУАТАЦИИ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3"><text:s text:c="15"/>Выполнил</text:span>: Черников О.Н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СТАВРОПОЛЬ <text:s text:c="3"/>2003 г.</text:p>
      <text:p text:style-name="P9"/>
      <text:p text:style-name="P9"/>
      <text:p text:style-name="P9"/>
      <text:p text:style-name="P9"/>
      <text:p text:style-name="Standard"><text:soft-page-break/></text:p>
      <text:p text:style-name="P1">- 1 -</text:p>
      <text:p text:style-name="Standard"/>
      <text:list text:style-name="WW8Num2">
        <text:list-item>
          <text:p text:style-name="P22">ОБЩИЕ ДАННЫЕ</text:p>
        </text:list-item>
      </text:list>
      <text:p text:style-name="P2"/>
      <text:p text:style-name="P2"><text:s text:c="14"/>Среднемагистральный пассажирский самолет Ту-104А явился дальнейшей модификацией первого советского реактивного пассажирского самолета Ту-104. Самолет рассчитан на перевозку 70–85 пассажиров на расстояние до 3100 километров с крейсерской скоростью 750-850 км/час. Строился серийно на Харьковском авиазаводе № 135 и Омском авиазаводе № 166. В период с марта 1957 по февраль 1960 года построено 85 машин данной модификации. Эксплуатировался в Аэрофлоте с мая 1957 по 15 ноября 1979 гг. в следующих авиапредприятиях: Внуковском, Домодедовском, Шереметьевском, Пулковском, Бориспольском, Одесском, Тбилисском, Толмачевском, Иркутском, Ташкентском, Хабаровском.</text:p>
      <text:p text:style-name="P2"/>
      <text:p text:style-name="P2"><text:s text:c="11"/>Самолет Ту-104А-ТС является грузовой версией пассажирского Ту-104А. Вместо пассажирских салонов и буфетов Ту-104А-ТС имеет просторный грузовой отсек с расположенными по всему периметру пола стальными роликами для облегчения перемещения крупных грузов внутри самолета. Переделки в грузовой вариант были осуществлены в 1969-1971 гг силами авиаремонтных заводов. Всего было переделано около пяти машин.</text:p>
      <text:p text:style-name="P2"/>
      <text:p text:style-name="P2"><text:s text:c="10"/>Самолет Ту-104В отличается от Ту-104А увеличенным до 100 числом пассажирских кресел в салоне за счет уборки буфета-кухни в передней или задней частях основного пассажирского салона. Первый самолет Ту-104В был изготовлен 11 августа 1962 года и к началу 70-х годов подавляющее большинство Ту-104А было переделано в Ту-104В. Оставшиеся не переделанные Ту-104А работали в Тбилисском, Иркутском, Хабаровском авиапредприятиях и на международных линиях.</text:p>
      <text:p text:style-name="P2"/>
      <text:p text:style-name="P2"><text:s text:c="9"/>Поскольку самолеты Ту-104А-ТС и Ту-104В ни геометрически, ни динамически не отличаются от своего родителя Ту-104А, в дальнейшем под названием Ту-104А будут подразумеваться все три описанные выше машины.</text:p>
      <text:p text:style-name="P2"/>
      <text:p text:style-name="Standard"><text:span text:style-name="T4"><text:s text:c="9"/>Самолет Ту-104А представляет собой свободнонесущий цельнометаллический моноплан с низкорасположенным крылом. Крыло и оперение стреловидные, симметричного профиля, благодаря чему самолет имеет относительно большое Мкр </text:span><text:span text:style-name="T5">~</text:span><text:span text:style-name="T4">0,85. <text:s/></text:span></text:p>
      <text:p text:style-name="P2">Силовая установка состоит из двух турбореактивных двигателей РД-3М-500 взлетной тягой 9500 кгс. При использовании чрезвычайного режима сила тяги двигателя достигает 10500 кгс. </text:p>
      <text:p text:style-name="P2"/>
      <text:p text:style-name="P2"/>
      <text:p text:style-name="P2"/>
      <text:list text:style-name="WW8Num2" text:continue-numbering="true">
        <text:list-item>
          <text:p text:style-name="P22">ГЕОМЕТРИЧЕСКИЕ ДАННЫЕ</text:p>
        </text:list-item>
      </text:list>
      <text:p text:style-name="P2"/>
      <text:p text:style-name="P2">Длина самолета, м <text:s text:c="98"/>38,88</text:p>
      <text:p text:style-name="P2">Размах крыла, м <text:s text:c="102"/>34,54</text:p>
      <text:p text:style-name="P2">Высота самолета, м <text:s text:c="96"/>11,53</text:p>
      <text:p text:style-name="P2">База шасси, м <text:s text:c="106"/>15,32</text:p>
      <text:p text:style-name="P2">Колея шасси, м <text:s text:c="103"/>11,32</text:p>
      <text:p text:style-name="P2">Максимальный диаметр фюзеляжа, м <text:s text:c="67"/>3,50</text:p>
      <text:p text:style-name="P2"/>
      <text:p text:style-name="P2"/>
      <text:p text:style-name="P2"/>
      <text:p text:style-name="P2"/>
      <text:p text:style-name="P6"><text:soft-page-break/>- 2 -</text:p>
      <text:p text:style-name="P2"/>
      <text:list text:style-name="WW8Num2" text:continue-numbering="true">
        <text:list-item>
          <text:p text:style-name="P22">ЗКСПЛУАТАЦИОННЫЕ <text:s/>И ЛЕТНЫЕ ДАННЫЕ</text:p>
        </text:list-item>
      </text:list>
      <text:p text:style-name="P2"/>
      <text:p text:style-name="P2">Практический потолок, м <text:s text:c="84"/>12100</text:p>
      <text:p text:style-name="P2">Потолок максимальной дальности, м <text:s text:c="57"/>10100 - 10600</text:p>
      <text:p text:style-name="P2">Потолок наивыгоднейший, м <text:s text:c="72"/>9100 - 9600</text:p>
      <text:p text:style-name="P2">Максимальная дальность полета, км <text:s text:c="67"/>3100</text:p>
      <text:p text:style-name="P2">Дальность полета с максимальной коммерческой загрузкой, км <text:s text:c="21"/>2170</text:p>
      <text:p text:style-name="P2">Скорость максимальной дальности, км/час* <text:s text:c="56"/>795</text:p>
      <text:p text:style-name="P2">Скорость наивыгоднейшая, км/час** <text:s text:c="68"/>700</text:p>
      <text:p text:style-name="P2">Максимальная крейсерская скорость, км/час** <text:s text:c="51"/>850</text:p>
      <text:p text:style-name="P2">Количество пассажиров при полетах на максимальную дальность, чел. <text:s text:c="8"/>70-85 <text:s text:c="8"/></text:p>
      <text:p text:style-name="P2">Количество пассажиров при полетах с максимальной загрузкой <text:s text:c="22"/>100 <text:s text:c="54"/></text:p>
      <text:p text:style-name="P2">Потребная длина ВПП, м <text:s text:c="87"/>2700 <text:s text:c="10"/></text:p>
      <text:p text:style-name="P2"><text:s text:c="2"/>* на эшелоне максимальной дальности</text:p>
      <text:p text:style-name="P2">** на наивыгоднейшем эшелоне </text:p>
      <text:p text:style-name="P2"/>
      <text:p text:style-name="P2"/>
      <text:list text:style-name="WW8Num2" text:continue-numbering="true">
        <text:list-item>
          <text:p text:style-name="P22">ОГРАНИЧЕНИЯ</text:p>
        </text:list-item>
      </text:list>
      <text:p text:style-name="P2"/>
      <text:p text:style-name="P2">Максимальный взлетный вес, тс <text:s text:c="76"/>78</text:p>
      <text:p text:style-name="P2">Максимальный посадочный вес, тс <text:s text:c="71"/>65</text:p>
      <text:p text:style-name="P2">Максимально допустимая <text:s/>скорость, км/час * <text:s text:c="52"/>965 <text:s text:c="68"/></text:p>
      <text:p text:style-name="P2">Максимальное число М <text:s text:c="88"/>0,86</text:p>
      <text:p text:style-name="P2">Максимальные скорости, км/час:</text:p>
      <text:list text:style-name="WW8Num1">
        <text:list-item>
          <text:p text:style-name="P23">при выпуске шасси <text:s text:c="90"/>400 <text:s text:c="74"/></text:p>
        </text:list-item>
        <text:list-item>
          <text:p text:style-name="P23">при закрылках, отклоненных на угол 10 град <text:s text:c="47"/>400</text:p>
        </text:list-item>
        <text:list-item>
          <text:p text:style-name="P23">при закрылках, отклоненных на угол 20 град <text:s text:c="47"/>380</text:p>
        </text:list-item>
        <text:list-item>
          <text:p text:style-name="P23">при закрылках, отклоненных на угол 35 град <text:s text:c="47"/>340</text:p>
        </text:list-item>
      </text:list>
      <text:p text:style-name="P2">Предельный эксплуатационный угол атаки, град. <text:s text:c="46"/>12</text:p>
      <text:p text:style-name="Standard"><text:span text:style-name="T4">Максимальный угол крена самолета на скоростях до </text:span><text:span text:style-name="T5">V</text:span><text:span text:style-name="T4">пр=500 км/ч, град. <text:s text:c="5"/>30</text:span></text:p>
      <text:p text:style-name="Standard"><text:span text:style-name="T4">Максимальный угол крена самолета на скоростях выше </text:span><text:span text:style-name="T5">V</text:span><text:span text:style-name="T4">пр=500 км/ч, град <text:s/>45</text:span></text:p>
      <text:p text:style-name="P2">* на эшелонах 4100-8100 м</text:p>
      <text:p text:style-name="P2"/>
      <text:p text:style-name="P2"/>
      <text:list text:style-name="WW8Num2" text:continue-numbering="true">
        <text:list-item>
          <text:p text:style-name="P22">ПОДГОТОВКА К ВЗЛЕТУ</text:p>
        </text:list-item>
      </text:list>
      <text:p text:style-name="P2"/>
      <text:list text:style-name="WW8Num2" text:continue-numbering="true">
        <text:list-item>
          <text:list text:continue-numbering="true">
            <text:list-item>
              <text:p text:style-name="P22">Запуск двигателей</text:p>
              <text:list>
                <text:list-item>
                  <text:p text:style-name="P22">Перед запуском:</text:p>
                </text:list-item>
              </text:list>
            </text:list-item>
          </text:list>
        </text:list-item>
      </text:list>
      <text:list text:style-name="WW8Num1">
        <text:list-item text:start-value="1">
          <text:p><text:span text:style-name="T4"><text:s/></text:span><text:span text:style-name="T5">В</text:span><text:span text:style-name="T4">се АЗС на панели </text:span><text:span text:style-name="T5">“Overhead” поставить в положение “Вкл”</text:span></text:p>
        </text:list-item>
        <text:list-item>
          <text:p text:style-name="P26">На панели запуска включить поочередно кнопки черного цвета запуска левого и правого двигателей, удерживая их в нажатом положении 10 секунд.</text:p>
        </text:list-item>
      </text:list>
      <text:p text:style-name="P7"/>
      <text:p text:style-name="P7">ВНИМАНИЕ! Запуск одновременно двух двигателей запрещается!</text:p>
      <text:p text:style-name="P2"/>
      <text:p text:style-name="P2"/>
      <text:list text:style-name="WW8Num2" text:continue-numbering="true">
        <text:list-item>
          <text:list text:continue-numbering="true">
            <text:list-item>
              <text:p text:style-name="P22">Перед рулением</text:p>
            </text:list-item>
          </text:list>
        </text:list-item>
      </text:list>
      <text:p text:style-name="P2"><text:s/></text:p>
      <text:p text:style-name="P2">5.2.1.На верхнем электрощитке:</text:p>
      <text:list text:style-name="WW8Num1">
        <text:list-item text:start-value="1">
          <text:p text:style-name="P23">тумблеры выпуск/уборка фар поставить в положение «выпуск»</text:p>
        </text:list-item>
        <text:list-item>
          <text:p text:style-name="P23">тумблеры «Ано», «Пробл. маяк» и «обогрев ППД» поставить в положение «вкл»</text:p>
        </text:list-item>
      </text:list>
      <text:p text:style-name="P2">5.2.2Опробовать рули высоты, направления и элероны и убедиться, что они в рабочем состоянии</text:p>
      <text:p text:style-name="P6"><text:soft-page-break/>- 3 -</text:p>
      <text:p text:style-name="P2"/>
      <text:p text:style-name="P2">5.2.3. Нажать на серую кнопку быстрого согласования курсовых приборов вверху центрального пульта пилота и удерживать ее до прекращения движения шкалы курса на УШ.</text:p>
      <text:list text:style-name="WW8Num1">
        <text:list-item text:start-value="1">
          <text:p text:style-name="P23">тумблер света фар поставить в положение «Руль»</text:p>
        </text:list-item>
        <text:list-item>
          <text:p text:style-name="P23">произвести контроль по карте обязательных проверок</text:p>
        </text:list-item>
      </text:list>
      <text:p text:style-name="P2"/>
      <text:list text:style-name="WW8Num2" text:continue-numbering="true">
        <text:list-item>
          <text:p text:style-name="P22">ВЗЛЕТ</text:p>
        </text:list-item>
      </text:list>
      <text:p text:style-name="P2"/>
      <text:p text:style-name="Standard"><text:span text:style-name="T4">6.1. После выруливания на ВПП следует прорулить </text:span><text:span text:style-name="T5">1</text:span><text:span text:style-name="T4">0-</text:span><text:span text:style-name="T5">3</text:span><text:span text:style-name="T4">0 м в направлении взлета, чтобы убедиться в правильности установки самолета по оси ВПП и нейтраль-</text:span></text:p>
      <text:p text:style-name="P2">ном положении колес передней стойки шасси.</text:p>
      <text:p text:style-name="P2"/>
      <text:p text:style-name="P2">6.2. Тумблер переключения света фар на верхнем электрощитке поставить в положение «Посадка»</text:p>
      <text:p text:style-name="P2"/>
      <text:p text:style-name="Standard"><text:span text:style-name="T4">6.3. После занятия исполнительного старта, необходимо, удерживая самолет на тормозах выпустить закрылки на угол 10 град. и <text:s/>установить триммер руля высоты на 0,5-1 деление по указателю. Удерживая самолет на тормозах плавно перевести РУД на взлетный режим работы двигателей (</text:span><text:span text:style-name="T5">n</text:span><text:span text:style-name="T4">= 4700+-50 об/мин.).</text:span></text:p>
      <text:p text:style-name="P2">Убедившись в том, что все <text:s/>двигатели <text:s/>работают <text:s/>синхронно, снять <text:s/>самолет <text:s/>с <text:s/>тормозов.</text:p>
      <text:p text:style-name="P2">Направление на разбеге до скорости 150 км/час выдерживается тормозами, а на больших скоростях – рулем направления. Штурвальную колонку на разбеге следует держать нейтрально.</text:p>
      <text:p text:style-name="Standard"><text:span text:style-name="T4">На скорости 210-230 км/час отклонением колонки штурвала на себя начинается подъем передней ноги шасси. Движение колонки должно быть таким, чтобы на </text:span><text:span text:style-name="T5">V</text:span><text:span text:style-name="T4">пр=230-240 м/час самолет имел угол атаки 6-7 град. </text:span></text:p>
      <text:p text:style-name="P2">На скорости, меньшей скорости отрыва на 20 км/час, устанавливается взлетный угол атаки самолета 9-10 град, и в таком положении продолжается разбег до момента отрыва. Скорости отрыва самолета в зависимости от взлетного веса приведены в табл. 1</text:p>
      <text:p text:style-name="P2"/>
      <text:p text:style-name="P2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6"/>
        <table:table-column table:style-name="Таблица1.I"/>
        <table:table-row table:style-name="Таблица1.1">
          <table:table-cell table:style-name="Таблица1.A1" office:value-type="string">
            <text:p text:style-name="P8"><text:span text:style-name="T5">G</text:span><text:span text:style-name="T4">взл, тс</text:span></text:p>
          </table:table-cell>
          <table:table-cell table:style-name="Таблица1.B1" office:value-type="string">
            <text:p text:style-name="P3">78</text:p>
          </table:table-cell>
          <table:table-cell table:style-name="Таблица1.B1" office:value-type="string">
            <text:p text:style-name="P3">76</text:p>
          </table:table-cell>
          <table:table-cell table:style-name="Таблица1.B1" office:value-type="string">
            <text:p text:style-name="P3">74,5</text:p>
          </table:table-cell>
          <table:table-cell table:style-name="Таблица1.B1" office:value-type="string">
            <text:p text:style-name="P3">72,5</text:p>
          </table:table-cell>
          <table:table-cell table:style-name="Таблица1.B1" office:value-type="string">
            <text:p text:style-name="P3">70</text:p>
          </table:table-cell>
          <table:table-cell table:style-name="Таблица1.B1" office:value-type="string">
            <text:p text:style-name="P3">65</text:p>
          </table:table-cell>
          <table:table-cell table:style-name="Таблица1.B1" office:value-type="string">
            <text:p text:style-name="P3">60</text:p>
          </table:table-cell>
          <table:table-cell table:style-name="Таблица1.I1" office:value-type="string">
            <text:p text:style-name="P3">55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V</text:span><text:span text:style-name="T4">пр. отр.</text:span></text:p>
          </table:table-cell>
          <table:table-cell table:style-name="Таблица1.B2" office:value-type="string">
            <text:p text:style-name="P3">310</text:p>
          </table:table-cell>
          <table:table-cell table:style-name="Таблица1.B2" office:value-type="string">
            <text:p text:style-name="P3">305</text:p>
          </table:table-cell>
          <table:table-cell table:style-name="Таблица1.B2" office:value-type="string">
            <text:p text:style-name="P3">300</text:p>
          </table:table-cell>
          <table:table-cell table:style-name="Таблица1.B2" office:value-type="string">
            <text:p text:style-name="P3">295</text:p>
          </table:table-cell>
          <table:table-cell table:style-name="Таблица1.B2" office:value-type="string">
            <text:p text:style-name="P3">290</text:p>
          </table:table-cell>
          <table:table-cell table:style-name="Таблица1.B2" office:value-type="string">
            <text:p text:style-name="P3">280</text:p>
          </table:table-cell>
          <table:table-cell table:style-name="Таблица1.B2" office:value-type="string">
            <text:p text:style-name="P3">270</text:p>
          </table:table-cell>
          <table:table-cell table:style-name="Таблица1.I2" office:value-type="string">
            <text:p text:style-name="P3">260</text:p>
          </table:table-cell>
        </table:table-row>
      </table:table>
      <text:p text:style-name="P2"/>
      <text:p text:style-name="P2"><text:s text:c="3"/>После отрыва самолет переводится на разгон скорости. На высоте 5-10 м затормаживаются колеса, а на высоте не менее 25 м и скорости около 350 км/час убирается шасси, тумблер света фар переводится в нейтральное положение и убираются фары. </text:p>
      <text:p text:style-name="Standard"><text:span text:style-name="T4">После уборки шасси и фар на высоте не менее 100 м убираются закрылки импульсами в два приема. Уборка шасси и закрылков должна производится на </text:span><text:span text:style-name="T5">V</text:span><text:span text:style-name="T4">пр не более 400 км/час.</text:span></text:p>
      <text:p text:style-name="P2">На высоте не менее 100 м двигатели переводятся на номинальный режим.</text:p>
      <text:p text:style-name="P2"/>
      <text:p text:style-name="P2">6.4. Взлет с ВПП ограниченных размеров, при высокой температуре воздуха, либо низком атмосферном давлении.</text:p>
      <text:p text:style-name="P2"/>
      <text:p text:style-name="P2">При взлете с ВПП для данных условий практически возможное уменьшение взлетного веса может оказаться недостаточным для уменьшения длины разбега. В этом случае целесообразно отклонить закрылки перед взлетом на 20 град. Увеличение угла отклонения закрылков позволяет уменьшить в среднем длину разбега на 12% и </text:p>
      <text:list text:style-name="WW8Num1">
        <text:list-item text:start-value="1">
          <text:p text:style-name="P27"><text:soft-page-break/>4 –</text:p>
        </text:list-item>
      </text:list>
      <text:p text:style-name="P5"/>
      <text:p text:style-name="P2">скорость отрыва на 20 км/час. При этом зависимость скорости отрыва от взлетного веса приведена в табл.2.</text:p>
      <text:p text:style-name="P2"/>
      <text:p text:style-name="P2">Таблица 2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6"/>
        <table:table-column table:style-name="Таблица2.I"/>
        <table:table-row table:style-name="Таблица2.1">
          <table:table-cell table:style-name="Таблица2.A1" office:value-type="string">
            <text:p text:style-name="P8"><text:span text:style-name="T5">G</text:span><text:span text:style-name="T4">взл, тс</text:span></text:p>
          </table:table-cell>
          <table:table-cell table:style-name="Таблица2.B1" office:value-type="string">
            <text:p text:style-name="P3">78</text:p>
          </table:table-cell>
          <table:table-cell table:style-name="Таблица2.B1" office:value-type="string">
            <text:p text:style-name="P3">76</text:p>
          </table:table-cell>
          <table:table-cell table:style-name="Таблица2.B1" office:value-type="string">
            <text:p text:style-name="P3">74,5</text:p>
          </table:table-cell>
          <table:table-cell table:style-name="Таблица2.B1" office:value-type="string">
            <text:p text:style-name="P3">72,5</text:p>
          </table:table-cell>
          <table:table-cell table:style-name="Таблица2.B1" office:value-type="string">
            <text:p text:style-name="P3">70</text:p>
          </table:table-cell>
          <table:table-cell table:style-name="Таблица2.B1" office:value-type="string">
            <text:p text:style-name="P3">65</text:p>
          </table:table-cell>
          <table:table-cell table:style-name="Таблица2.B1" office:value-type="string">
            <text:p text:style-name="P3">60</text:p>
          </table:table-cell>
          <table:table-cell table:style-name="Таблица2.I1" office:value-type="string">
            <text:p text:style-name="P3">55</text:p>
          </table:table-cell>
        </table:table-row>
        <table:table-row table:style-name="Таблица2.2">
          <table:table-cell table:style-name="Таблица2.A2" office:value-type="string">
            <text:p text:style-name="P8"><text:span text:style-name="T5">V</text:span><text:span text:style-name="T4">пр. отр.</text:span></text:p>
          </table:table-cell>
          <table:table-cell table:style-name="Таблица2.B2" office:value-type="string">
            <text:p text:style-name="P3">290</text:p>
          </table:table-cell>
          <table:table-cell table:style-name="Таблица2.B2" office:value-type="string">
            <text:p text:style-name="P3">285</text:p>
          </table:table-cell>
          <table:table-cell table:style-name="Таблица2.B2" office:value-type="string">
            <text:p text:style-name="P3">280</text:p>
          </table:table-cell>
          <table:table-cell table:style-name="Таблица2.B2" office:value-type="string">
            <text:p text:style-name="P3">275</text:p>
          </table:table-cell>
          <table:table-cell table:style-name="Таблица2.B2" office:value-type="string">
            <text:p text:style-name="P3">270</text:p>
          </table:table-cell>
          <table:table-cell table:style-name="Таблица2.B2" office:value-type="string">
            <text:p text:style-name="P3">260</text:p>
          </table:table-cell>
          <table:table-cell table:style-name="Таблица2.B2" office:value-type="string">
            <text:p text:style-name="P3">250</text:p>
          </table:table-cell>
          <table:table-cell table:style-name="Таблица2.I2" office:value-type="string">
            <text:p text:style-name="P3">240</text:p>
          </table:table-cell>
        </table:table-row>
      </table:table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list text:style-name="WW8Num4">
        <text:list-item>
          <text:p text:style-name="P25">ПОРЯДОК НАБОРА ВЫСОТЫ</text:p>
        </text:list-item>
      </text:list>
      <text:p text:style-name="P2"/>
      <text:p text:style-name="P2">После уборки закрылков и переведения РУД на номинальный режим (4425 об/мин) скорость полета в этот момент не должна превышать 400 км/час.</text:p>
      <text:p text:style-name="P2">На высоте 200-300 м, уменьшив вертикальную скорость до 2-3 м/с, следует начать разгон самолета до приборной скорости 600 км/час. До набора высоты 6000 м следует удерживать приборную скорость 600 км/час. Данные по набору высоты со взлетным весом 76 тс приведены в табл. 3</text:p>
      <text:p text:style-name="P2"/>
      <text:p text:style-name="P2"/>
      <text:p text:style-name="P2">Таблица 3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">Н, км</text:p>
          </table:table-cell>
          <table:table-cell table:style-name="Таблица3.A1" office:value-type="string">
            <text:p text:style-name="P19"><text:span text:style-name="T5">V</text:span><text:span text:style-name="T4">пр, км/час</text:span></text:p>
          </table:table-cell>
          <table:table-cell table:style-name="Таблица3.A1" office:value-type="string">
            <text:p text:style-name="P19"><text:span text:style-name="T5">V</text:span><text:span text:style-name="T4">ист, км/час</text:span></text:p>
          </table:table-cell>
          <table:table-cell table:style-name="Таблица3.A1" office:value-type="string">
            <text:p text:style-name="P18">Т, мин</text:p>
          </table:table-cell>
          <table:table-cell table:style-name="Таблица3.A1" office:value-type="string">
            <text:p text:style-name="P17">Пройденное расстояние, км</text:p>
          </table:table-cell>
          <table:table-cell table:style-name="Таблица3.F1" office:value-type="string">
            <text:p text:style-name="P17">Расход топлива, кгс</text:p>
          </table:table-cell>
        </table:table-row>
        <table:table-row table:style-name="Таблица3.2">
          <table:table-cell table:style-name="Таблица3.A1" office:value-type="string">
            <text:p text:style-name="P3">взлет</text:p>
          </table:table-cell>
          <table:table-cell table:style-name="Таблица3.A1" office:value-type="string">
            <text:p text:style-name="P3">0-560</text:p>
          </table:table-cell>
          <table:table-cell table:style-name="Таблица3.A1" office:value-type="string">
            <text:p text:style-name="P3">560</text:p>
          </table:table-cell>
          <table:table-cell table:style-name="Таблица3.A1" office:value-type="string">
            <text:p text:style-name="P3">2,0</text:p>
          </table:table-cell>
          <table:table-cell table:style-name="Таблица3.A1" office:value-type="string">
            <text:p text:style-name="P3">0</text:p>
          </table:table-cell>
          <table:table-cell table:style-name="Таблица3.F1" office:value-type="string">
            <text:p text:style-name="P3">600</text:p>
          </table:table-cell>
        </table:table-row>
        <table:table-row table:style-name="Таблица3.2">
          <table:table-cell table:style-name="Таблица3.A1" office:value-type="string">
            <text:p text:style-name="P3">1</text:p>
          </table:table-cell>
          <table:table-cell table:style-name="Таблица3.A1" office:value-type="string">
            <text:p text:style-name="P3">600</text:p>
          </table:table-cell>
          <table:table-cell table:style-name="Таблица3.A1" office:value-type="string">
            <text:p text:style-name="P3">620</text:p>
          </table:table-cell>
          <table:table-cell table:style-name="Таблица3.A1" office:value-type="string">
            <text:p text:style-name="P3">3,5</text:p>
          </table:table-cell>
          <table:table-cell table:style-name="Таблица3.A1" office:value-type="string">
            <text:p text:style-name="P3">15</text:p>
          </table:table-cell>
          <table:table-cell table:style-name="Таблица3.F1" office:value-type="string">
            <text:p text:style-name="P3">1050</text:p>
          </table:table-cell>
        </table:table-row>
        <table:table-row table:style-name="Таблица3.2">
          <table:table-cell table:style-name="Таблица3.A1" office:value-type="string">
            <text:p text:style-name="P3">2</text:p>
          </table:table-cell>
          <table:table-cell table:style-name="Таблица3.A1" office:value-type="string">
            <text:p text:style-name="P3">600</text:p>
          </table:table-cell>
          <table:table-cell table:style-name="Таблица3.A1" office:value-type="string">
            <text:p text:style-name="P3">650</text:p>
          </table:table-cell>
          <table:table-cell table:style-name="Таблица3.A1" office:value-type="string">
            <text:p text:style-name="P3">5,0</text:p>
          </table:table-cell>
          <table:table-cell table:style-name="Таблица3.A1" office:value-type="string">
            <text:p text:style-name="P3">30</text:p>
          </table:table-cell>
          <table:table-cell table:style-name="Таблица3.F1" office:value-type="string">
            <text:p text:style-name="P3">1300</text:p>
          </table:table-cell>
        </table:table-row>
        <table:table-row table:style-name="Таблица3.2">
          <table:table-cell table:style-name="Таблица3.A1" office:value-type="string">
            <text:p text:style-name="P3">3</text:p>
          </table:table-cell>
          <table:table-cell table:style-name="Таблица3.A1" office:value-type="string">
            <text:p text:style-name="P3">600</text:p>
          </table:table-cell>
          <table:table-cell table:style-name="Таблица3.A1" office:value-type="string">
            <text:p text:style-name="P3">680</text:p>
          </table:table-cell>
          <table:table-cell table:style-name="Таблица3.A1" office:value-type="string">
            <text:p text:style-name="P3">7,5</text:p>
          </table:table-cell>
          <table:table-cell table:style-name="Таблица3.A1" office:value-type="string">
            <text:p text:style-name="P3">60</text:p>
          </table:table-cell>
          <table:table-cell table:style-name="Таблица3.F1" office:value-type="string">
            <text:p text:style-name="P3">1750</text:p>
          </table:table-cell>
        </table:table-row>
        <table:table-row table:style-name="Таблица3.2">
          <table:table-cell table:style-name="Таблица3.A1" office:value-type="string">
            <text:p text:style-name="P3">4</text:p>
          </table:table-cell>
          <table:table-cell table:style-name="Таблица3.A1" office:value-type="string">
            <text:p text:style-name="P3">600</text:p>
          </table:table-cell>
          <table:table-cell table:style-name="Таблица3.A1" office:value-type="string">
            <text:p text:style-name="P3">715</text:p>
          </table:table-cell>
          <table:table-cell table:style-name="Таблица3.A1" office:value-type="string">
            <text:p text:style-name="P3">10,0</text:p>
          </table:table-cell>
          <table:table-cell table:style-name="Таблица3.A1" office:value-type="string">
            <text:p text:style-name="P3">90</text:p>
          </table:table-cell>
          <table:table-cell table:style-name="Таблица3.F1" office:value-type="string">
            <text:p text:style-name="P3">2200</text:p>
          </table:table-cell>
        </table:table-row>
        <table:table-row table:style-name="Таблица3.2">
          <table:table-cell table:style-name="Таблица3.A1" office:value-type="string">
            <text:p text:style-name="P3">5</text:p>
          </table:table-cell>
          <table:table-cell table:style-name="Таблица3.A1" office:value-type="string">
            <text:p text:style-name="P3">600</text:p>
          </table:table-cell>
          <table:table-cell table:style-name="Таблица3.A1" office:value-type="string">
            <text:p text:style-name="P3">750</text:p>
          </table:table-cell>
          <table:table-cell table:style-name="Таблица3.A1" office:value-type="string">
            <text:p text:style-name="P3">12,5</text:p>
          </table:table-cell>
          <table:table-cell table:style-name="Таблица3.A1" office:value-type="string">
            <text:p text:style-name="P3">125</text:p>
          </table:table-cell>
          <table:table-cell table:style-name="Таблица3.F1" office:value-type="string">
            <text:p text:style-name="P3">2600</text:p>
          </table:table-cell>
        </table:table-row>
        <table:table-row table:style-name="Таблица3.2">
          <table:table-cell table:style-name="Таблица3.A1" office:value-type="string">
            <text:p text:style-name="P3">6</text:p>
          </table:table-cell>
          <table:table-cell table:style-name="Таблица3.A1" office:value-type="string">
            <text:p text:style-name="P3">600</text:p>
          </table:table-cell>
          <table:table-cell table:style-name="Таблица3.A1" office:value-type="string">
            <text:p text:style-name="P3">775</text:p>
          </table:table-cell>
          <table:table-cell table:style-name="Таблица3.A1" office:value-type="string">
            <text:p text:style-name="P3">15,0</text:p>
          </table:table-cell>
          <table:table-cell table:style-name="Таблица3.A1" office:value-type="string">
            <text:p text:style-name="P3">160</text:p>
          </table:table-cell>
          <table:table-cell table:style-name="Таблица3.F1" office:value-type="string">
            <text:p text:style-name="P3">2950</text:p>
          </table:table-cell>
        </table:table-row>
        <table:table-row table:style-name="Таблица3.2">
          <table:table-cell table:style-name="Таблица3.A1" office:value-type="string">
            <text:p text:style-name="P3">7</text:p>
          </table:table-cell>
          <table:table-cell table:style-name="Таблица3.A1" office:value-type="string">
            <text:p text:style-name="P3">575</text:p>
          </table:table-cell>
          <table:table-cell table:style-name="Таблица3.A1" office:value-type="string">
            <text:p text:style-name="P3">800</text:p>
          </table:table-cell>
          <table:table-cell table:style-name="Таблица3.A1" office:value-type="string">
            <text:p text:style-name="P3">18,0</text:p>
          </table:table-cell>
          <table:table-cell table:style-name="Таблица3.A1" office:value-type="string">
            <text:p text:style-name="P3">200</text:p>
          </table:table-cell>
          <table:table-cell table:style-name="Таблица3.F1" office:value-type="string">
            <text:p text:style-name="P3">3350</text:p>
          </table:table-cell>
        </table:table-row>
        <table:table-row table:style-name="Таблица3.2">
          <table:table-cell table:style-name="Таблица3.A1" office:value-type="string">
            <text:p text:style-name="P3">8</text:p>
          </table:table-cell>
          <table:table-cell table:style-name="Таблица3.A1" office:value-type="string">
            <text:p text:style-name="P3">545</text:p>
          </table:table-cell>
          <table:table-cell table:style-name="Таблица3.A1" office:value-type="string">
            <text:p text:style-name="P3">800</text:p>
          </table:table-cell>
          <table:table-cell table:style-name="Таблица3.A1" office:value-type="string">
            <text:p text:style-name="P3">21,0</text:p>
          </table:table-cell>
          <table:table-cell table:style-name="Таблица3.A1" office:value-type="string">
            <text:p text:style-name="P3">240</text:p>
          </table:table-cell>
          <table:table-cell table:style-name="Таблица3.F1" office:value-type="string">
            <text:p text:style-name="P3">3750</text:p>
          </table:table-cell>
        </table:table-row>
        <table:table-row table:style-name="Таблица3.2">
          <table:table-cell table:style-name="Таблица3.A1" office:value-type="string">
            <text:p text:style-name="P3">9</text:p>
          </table:table-cell>
          <table:table-cell table:style-name="Таблица3.A1" office:value-type="string">
            <text:p text:style-name="P3">515</text:p>
          </table:table-cell>
          <table:table-cell table:style-name="Таблица3.A1" office:value-type="string">
            <text:p text:style-name="P3">800</text:p>
          </table:table-cell>
          <table:table-cell table:style-name="Таблица3.A1" office:value-type="string">
            <text:p text:style-name="P3">24,5</text:p>
          </table:table-cell>
          <table:table-cell table:style-name="Таблица3.A1" office:value-type="string">
            <text:p text:style-name="P3">290</text:p>
          </table:table-cell>
          <table:table-cell table:style-name="Таблица3.F1" office:value-type="string">
            <text:p text:style-name="P3">4150</text:p>
          </table:table-cell>
        </table:table-row>
        <table:table-row table:style-name="Таблица3.2">
          <table:table-cell table:style-name="Таблица3.A1" office:value-type="string">
            <text:p text:style-name="P3">10</text:p>
          </table:table-cell>
          <table:table-cell table:style-name="Таблица3.A1" office:value-type="string">
            <text:p text:style-name="P3">485</text:p>
          </table:table-cell>
          <table:table-cell table:style-name="Таблица3.A1" office:value-type="string">
            <text:p text:style-name="P3">800</text:p>
          </table:table-cell>
          <table:table-cell table:style-name="Таблица3.A1" office:value-type="string">
            <text:p text:style-name="P3">28,5</text:p>
          </table:table-cell>
          <table:table-cell table:style-name="Таблица3.A1" office:value-type="string">
            <text:p text:style-name="P3">340</text:p>
          </table:table-cell>
          <table:table-cell table:style-name="Таблица3.F1" office:value-type="string">
            <text:p text:style-name="P3">4600</text:p>
          </table:table-cell>
        </table:table-row>
      </table:table>
      <text:p text:style-name="P2"/>
      <text:p text:style-name="P2">После достижения высоты 6000м дальнейший набор высоты производить согласно таблице 3.</text:p>
      <text:p text:style-name="P2">При таком порядке набора высоты самолет за 28,5 минут набирает высоту 10000 метров, проходит расстояние по горизонту 340 километров и расходует топлива 4600 кгс ( с учетом расхода топлива на взлет 500 кгс)</text:p>
      <text:p text:style-name="P2"/>
      <text:p text:style-name="P2"/>
      <text:p text:style-name="P2"/>
      <text:p text:style-name="P6"><text:soft-page-break/>- 5 -</text:p>
      <text:list text:style-name="WW8Num4" text:continue-numbering="true">
        <text:list-item>
          <text:p text:style-name="P25">СНИЖЕНИЕ</text:p>
        </text:list-item>
      </text:list>
      <text:p text:style-name="P2"/>
      <text:p text:style-name="P2">8.1 Порядок снижения с эшелона</text:p>
      <text:p text:style-name="P2"/>
      <text:p text:style-name="P2">В горизонтальном полете до начала снижения рассчитывается время начала снижения, посадочный вес и центровка самолета.</text:p>
      <text:p text:style-name="P2">Нормальный посадочный вес самолета Ту-104А не более 63 тс. Максимально допустимый посадочный вес Ту-104А 65 тс.</text:p>
      <text:p text:style-name="P2"/>
      <text:p text:style-name="P2">Порядок снижения с эшелона полета показан в табл. 4</text:p>
      <text:p text:style-name="P2"/>
      <text:p text:style-name="P2">Таблица 4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F"/>
        <table:table-column table:style-name="Таблица4.I"/>
        <table:table-row table:style-name="Таблица4.1">
          <table:table-cell table:style-name="Таблица4.A1" office:value-type="string">
            <text:p text:style-name="P4">Высота начала снижения, м</text:p>
          </table:table-cell>
          <table:table-cell table:style-name="Таблица4.A1" office:value-type="string">
            <text:p text:style-name="P8"><text:span text:style-name="T5">V</text:span><text:span text:style-name="T4">у сн, м/с</text:span></text:p>
          </table:table-cell>
          <table:table-cell table:style-name="Таблица4.A1" office:value-type="string">
            <text:p text:style-name="P8"><text:span text:style-name="T5">N</text:span><text:span text:style-name="T4">дв, об/мин</text:span></text:p>
          </table:table-cell>
          <table:table-cell table:style-name="Таблица4.A1" office:value-type="string">
            <text:p text:style-name="P4">М</text:p>
          </table:table-cell>
          <table:table-cell table:style-name="Таблица4.A1" office:value-type="string">
            <text:p text:style-name="P8"><text:span text:style-name="T5">V</text:span><text:span text:style-name="T4">пр, км/ч</text:span></text:p>
          </table:table-cell>
          <table:table-cell table:style-name="Таблица4.A1" office:value-type="string">
            <text:p text:style-name="P8"><text:span text:style-name="T5">V</text:span><text:span text:style-name="T4">ист, км/ч</text:span></text:p>
          </table:table-cell>
          <table:table-cell table:style-name="Таблица4.A1" office:value-type="string">
            <text:p text:style-name="P4">Время снижения, мин-сек</text:p>
          </table:table-cell>
          <table:table-cell table:style-name="Таблица4.A1" office:value-type="string">
            <text:p text:style-name="P4">Расстояние, км</text:p>
          </table:table-cell>
          <table:table-cell table:style-name="Таблица4.I1" office:value-type="string">
            <text:p text:style-name="P4">Расход топлива, кг</text:p>
          </table:table-cell>
        </table:table-row>
        <table:table-row table:style-name="Таблица4.1">
          <table:table-cell table:style-name="Таблица4.A1" office:value-type="string">
            <text:p text:style-name="P3">100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4050</text:p>
          </table:table-cell>
          <table:table-cell table:style-name="Таблица4.A1" office:value-type="string">
            <text:p text:style-name="P3">0,75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810</text:p>
          </table:table-cell>
          <table:table-cell table:style-name="Таблица4.A1" office:value-type="string">
            <text:p text:style-name="P3">15-50</text:p>
          </table:table-cell>
          <table:table-cell table:style-name="Таблица4.A1" office:value-type="string">
            <text:p text:style-name="P3">187</text:p>
          </table:table-cell>
          <table:table-cell table:style-name="Таблица4.I1" office:value-type="string">
            <text:p text:style-name="P3">680</text:p>
          </table:table-cell>
        </table:table-row>
        <table:table-row table:style-name="Таблица4.1">
          <table:table-cell table:style-name="Таблица4.A1" office:value-type="string">
            <text:p text:style-name="P3">900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4020</text:p>
          </table:table-cell>
          <table:table-cell table:style-name="Таблица4.A1" office:value-type="string">
            <text:p text:style-name="P3">0,75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820</text:p>
          </table:table-cell>
          <table:table-cell table:style-name="Таблица4.A1" office:value-type="string">
            <text:p text:style-name="P3">14-10</text:p>
          </table:table-cell>
          <table:table-cell table:style-name="Таблица4.A1" office:value-type="string">
            <text:p text:style-name="P3">164</text:p>
          </table:table-cell>
          <table:table-cell table:style-name="Таблица4.I1" office:value-type="string">
            <text:p text:style-name="P3">630</text:p>
          </table:table-cell>
        </table:table-row>
        <table:table-row table:style-name="Таблица4.1">
          <table:table-cell table:style-name="Таблица4.A1" office:value-type="string">
            <text:p text:style-name="P3">84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4000</text:p>
          </table:table-cell>
          <table:table-cell table:style-name="Таблица4.A1" office:value-type="string">
            <text:p text:style-name="P3">0,75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827</text:p>
          </table:table-cell>
          <table:table-cell table:style-name="Таблица4.A1" office:value-type="string">
            <text:p text:style-name="P3">13-10</text:p>
          </table:table-cell>
          <table:table-cell table:style-name="Таблица4.A1" office:value-type="string">
            <text:p text:style-name="P3">150</text:p>
          </table:table-cell>
          <table:table-cell table:style-name="Таблица4.I1" office:value-type="string">
            <text:p text:style-name="P3">595</text:p>
          </table:table-cell>
        </table:table-row>
        <table:table-row table:style-name="Таблица4.1">
          <table:table-cell table:style-name="Таблица4.A1" office:value-type="string">
            <text:p text:style-name="P3">78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3980</text:p>
          </table:table-cell>
          <table:table-cell table:style-name="Таблица4.A1" office:value-type="string">
            <text:p text:style-name="P3">0,75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835</text:p>
          </table:table-cell>
          <table:table-cell table:style-name="Таблица4.A1" office:value-type="string">
            <text:p text:style-name="P3">12-10</text:p>
          </table:table-cell>
          <table:table-cell table:style-name="Таблица4.A1" office:value-type="string">
            <text:p text:style-name="P3">136</text:p>
          </table:table-cell>
          <table:table-cell table:style-name="Таблица4.I1" office:value-type="string">
            <text:p text:style-name="P3">555</text:p>
          </table:table-cell>
        </table:table-row>
        <table:table-row table:style-name="Таблица4.1">
          <table:table-cell table:style-name="Таблица4.A1" office:value-type="string">
            <text:p text:style-name="P3">72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3950</text:p>
          </table:table-cell>
          <table:table-cell table:style-name="Таблица4.A1" office:value-type="string">
            <text:p text:style-name="P3">0,75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842</text:p>
          </table:table-cell>
          <table:table-cell table:style-name="Таблица4.A1" office:value-type="string">
            <text:p text:style-name="P3">11-10</text:p>
          </table:table-cell>
          <table:table-cell table:style-name="Таблица4.A1" office:value-type="string">
            <text:p text:style-name="P3">122</text:p>
          </table:table-cell>
          <table:table-cell table:style-name="Таблица4.I1" office:value-type="string">
            <text:p text:style-name="P3">515</text:p>
          </table:table-cell>
        </table:table-row>
        <table:table-row table:style-name="Таблица4.1">
          <table:table-cell table:style-name="Таблица4.A1" office:value-type="string">
            <text:p text:style-name="P3">66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3920</text:p>
          </table:table-cell>
          <table:table-cell table:style-name="Таблица4.A1" office:value-type="string">
            <text:p text:style-name="P3">0,75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849</text:p>
          </table:table-cell>
          <table:table-cell table:style-name="Таблица4.A1" office:value-type="string">
            <text:p text:style-name="P3">10-10</text:p>
          </table:table-cell>
          <table:table-cell table:style-name="Таблица4.A1" office:value-type="string">
            <text:p text:style-name="P3">108</text:p>
          </table:table-cell>
          <table:table-cell table:style-name="Таблица4.I1" office:value-type="string">
            <text:p text:style-name="P3">470</text:p>
          </table:table-cell>
        </table:table-row>
        <table:table-row table:style-name="Таблица4.1">
          <table:table-cell table:style-name="Таблица4.A1" office:value-type="string">
            <text:p text:style-name="P3">60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3900</text:p>
          </table:table-cell>
          <table:table-cell table:style-name="Таблица4.A1" office:value-type="string">
            <text:p text:style-name="P3">0,75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856</text:p>
          </table:table-cell>
          <table:table-cell table:style-name="Таблица4.A1" office:value-type="string">
            <text:p text:style-name="P3">9-10</text:p>
          </table:table-cell>
          <table:table-cell table:style-name="Таблица4.A1" office:value-type="string">
            <text:p text:style-name="P3">94</text:p>
          </table:table-cell>
          <table:table-cell table:style-name="Таблица4.I1" office:value-type="string">
            <text:p text:style-name="P3">410</text:p>
          </table:table-cell>
        </table:table-row>
        <table:table-row table:style-name="Таблица4.1">
          <table:table-cell table:style-name="Таблица4.A1" office:value-type="string">
            <text:p text:style-name="P3">50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3850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600</text:p>
          </table:table-cell>
          <table:table-cell table:style-name="Таблица4.A1" office:value-type="string">
            <text:p text:style-name="P3">753</text:p>
          </table:table-cell>
          <table:table-cell table:style-name="Таблица4.A1" office:value-type="string">
            <text:p text:style-name="P3">7-30</text:p>
          </table:table-cell>
          <table:table-cell table:style-name="Таблица4.A1" office:value-type="string">
            <text:p text:style-name="P3">72</text:p>
          </table:table-cell>
          <table:table-cell table:style-name="Таблица4.I1" office:value-type="string">
            <text:p text:style-name="P3">320</text:p>
          </table:table-cell>
        </table:table-row>
        <table:table-row table:style-name="Таблица4.1">
          <table:table-cell table:style-name="Таблица4.A1" office:value-type="string">
            <text:p text:style-name="P3">40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3700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500</text:p>
          </table:table-cell>
          <table:table-cell table:style-name="Таблица4.A1" office:value-type="string">
            <text:p text:style-name="P3">600</text:p>
          </table:table-cell>
          <table:table-cell table:style-name="Таблица4.A1" office:value-type="string">
            <text:p text:style-name="P3">5-50</text:p>
          </table:table-cell>
          <table:table-cell table:style-name="Таблица4.A1" office:value-type="string">
            <text:p text:style-name="P3">53</text:p>
          </table:table-cell>
          <table:table-cell table:style-name="Таблица4.I1" office:value-type="string">
            <text:p text:style-name="P3">255</text:p>
          </table:table-cell>
        </table:table-row>
        <table:table-row table:style-name="Таблица4.1">
          <table:table-cell table:style-name="Таблица4.A1" office:value-type="string">
            <text:p text:style-name="P3">30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3700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500</text:p>
          </table:table-cell>
          <table:table-cell table:style-name="Таблица4.A1" office:value-type="string">
            <text:p text:style-name="P3">570</text:p>
          </table:table-cell>
          <table:table-cell table:style-name="Таблица4.A1" office:value-type="string">
            <text:p text:style-name="P3">4-10</text:p>
          </table:table-cell>
          <table:table-cell table:style-name="Таблица4.A1" office:value-type="string">
            <text:p text:style-name="P3">37</text:p>
          </table:table-cell>
          <table:table-cell table:style-name="Таблица4.I1" office:value-type="string">
            <text:p text:style-name="P3">190</text:p>
          </table:table-cell>
        </table:table-row>
        <table:table-row table:style-name="Таблица4.1">
          <table:table-cell table:style-name="Таблица4.A1" office:value-type="string">
            <text:p text:style-name="P3">20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3670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500</text:p>
          </table:table-cell>
          <table:table-cell table:style-name="Таблица4.A1" office:value-type="string">
            <text:p text:style-name="P3">540</text:p>
          </table:table-cell>
          <table:table-cell table:style-name="Таблица4.A1" office:value-type="string">
            <text:p text:style-name="P3">2-30</text:p>
          </table:table-cell>
          <table:table-cell table:style-name="Таблица4.A1" office:value-type="string">
            <text:p text:style-name="P3">22</text:p>
          </table:table-cell>
          <table:table-cell table:style-name="Таблица4.I1" office:value-type="string">
            <text:p text:style-name="P3">120</text:p>
          </table:table-cell>
        </table:table-row>
        <table:table-row table:style-name="Таблица4.1">
          <table:table-cell table:style-name="Таблица4.A1" office:value-type="string">
            <text:p text:style-name="P3">1000</text:p>
          </table:table-cell>
          <table:table-cell table:style-name="Таблица4.A1" office:value-type="string">
            <text:p text:style-name="P3">10</text:p>
          </table:table-cell>
          <table:table-cell table:style-name="Таблица4.A1" office:value-type="string">
            <text:p text:style-name="P3">3600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500</text:p>
          </table:table-cell>
          <table:table-cell table:style-name="Таблица4.A1" office:value-type="string">
            <text:p text:style-name="P3">512</text:p>
          </table:table-cell>
          <table:table-cell table:style-name="Таблица4.A1" office:value-type="string">
            <text:p text:style-name="P3">0-50</text:p>
          </table:table-cell>
          <table:table-cell table:style-name="Таблица4.A1" office:value-type="string">
            <text:p text:style-name="P3">7</text:p>
          </table:table-cell>
          <table:table-cell table:style-name="Таблица4.I1" office:value-type="string">
            <text:p text:style-name="P3">45</text:p>
          </table:table-cell>
        </table:table-row>
        <table:table-row table:style-name="Таблица4.1">
          <table:table-cell table:style-name="Таблица4.A1" office:value-type="string">
            <text:p text:style-name="P3">500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-</text:p>
          </table:table-cell>
          <table:table-cell table:style-name="Таблица4.A1" office:value-type="string">
            <text:p text:style-name="P3">0-00</text:p>
          </table:table-cell>
          <table:table-cell table:style-name="Таблица4.A1" office:value-type="string">
            <text:p text:style-name="P3">0</text:p>
          </table:table-cell>
          <table:table-cell table:style-name="Таблица4.I1" office:value-type="string">
            <text:p text:style-name="P3">0</text:p>
          </table:table-cell>
        </table:table-row>
      </table:table>
      <text:p text:style-name="P2"/>
      <text:p text:style-name="P2"/>
      <text:p text:style-name="Standard"><text:span text:style-name="T4">Из таблицы 4 видно, что при вводе самолета на снижение необходимо уменьшить режим работы двигателей так, чтобы при постоянном числе М=0,75, вертикальная скорость снижения установилась 10 м/с. На высоте около 6000 м при числе М=0,75 приборная скорость достигнет 600 км/час. Дальнейшее снижение производить на этой скорости до высоты 4000 м, затем уменьшить </text:span><text:span text:style-name="T5">V</text:span><text:span text:style-name="T4">пр до 500 км/час. При таком снижении самолет с высоты 10000 м до высоты 3000 м снижается за 11,5-12 минут, пройдя расстояние около 150 километров. В районе аэропорта назначения (зоне подхода) в радиусе 60-80 км с высоты 3000 м до эшелона перехода снижение производить на </text:span><text:span text:style-name="T5">V</text:span><text:span text:style-name="T4">пр=450-500 км/час. В процессе всего снижения режим работы двигателей уменьшать так, чтобы на числе М=0,75, Vпр=600, 500 и 450 км/ч вертикальная скорость снижения сохранялась 10м/с. С эшелона перехода до высоты полета по кругу снижение выполнять на </text:span><text:span text:style-name="T5">V</text:span><text:span text:style-name="T4">пр=400 км/ч, обеспечивая режимом работы двигателей вертикальную скорость снижения 7 м/с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- 6 -</text:p>
      <text:p text:style-name="P2">8.2. Экстренное (аварийное) снижение</text:p>
      <text:p text:style-name="P2"/>
      <text:p text:style-name="P2">При необходимости экстренного снижения следует немедленно перевести двигатели на режим малого газа и плавным движением колонки штурвала от себя перевести самолет на снижение.</text:p>
      <text:p text:style-name="P2">На самолете Ту-104А при достижении вертикальной скорости 25-27 м/с и числа М=0,81-0,83 плавным движением колонки штурвала на себя самолет постепенно переводится в режим установившегося снижения с числом М=0,85-0,86 . Вертикальную скорость снижения при этом установить 30-35 м/с.</text:p>
      <text:p text:style-name="P2">На высоте около 6000-6500 м при максимально допустимом числе М <text:s/>приборная скорость становится 740-750 км/час. Дальнейшее снижение следует производить на этой скорости.</text:p>
      <text:p text:style-name="P2">На высоте 5000 м плавно перевести самолет в горизонтальный полет. Дальнейшее снижение производить согласно п. 8.1. </text:p>
      <text:p text:style-name="P2"/>
      <text:list text:style-name="WW8Num4" text:continue-numbering="true">
        <text:list-item>
          <text:p text:style-name="P25">ПОСАДКА САМОЛЕТА</text:p>
        </text:list-item>
      </text:list>
      <text:p text:style-name="P2"/>
      <text:list text:style-name="WW8Num4" text:continue-numbering="true">
        <text:list-item>
          <text:list text:continue-numbering="true">
            <text:list-item>
              <text:p text:style-name="P25">Посадка самолета в нормальных условиях</text:p>
            </text:list-item>
          </text:list>
        </text:list-item>
      </text:list>
      <text:p text:style-name="P2"/>
      <text:p text:style-name="P2">Перед заходом на посадку производится расчет элементов захода на посадку с учтом посадочного веса, его центровки, состояния ВПП, скорости и направления ветра, температуры и атмосферного давления на аэродроме. </text:p>
      <text:p text:style-name="P2"/>
      <text:p text:style-name="P2">На высоте 400 м при пролете траверза ДПРМ на скорости 380-400 км/ч выпускаются шасси. По расчетному курсовому углу (КУР) выполняется третий разворот с креном 15-20 град. В сложных условиях и не более 30 град. при визуальном полете. </text:p>
      <text:p text:style-name="P2">После выполнения третьего разворота выпускаются закрылки на 20 град. Выпуск закрылков производится импульсами в два приема, на скорости не более 380 км/ч.</text:p>
      <text:p text:style-name="P2">К началу четвертого разворота необходимо установить скорость 360-370 км/ч и на этой скорости выполнить разворот с креном 20 град.</text:p>
      <text:p text:style-name="P2">После выхода из четвертого разворота уменьшается скорость до 340 км/ч и выпускаются закрылки в два прима до 35 град. Усилия на штурвальной колонке в процесс выпуска закрылков снимаются триммером руля высоты. </text:p>
      <text:p text:style-name="P2">После выпуска закрылков самолет переводится на снижение, <text:s/>устанавливается приборная скорость 300 км/ч, выпускаются фары и тумблер света фар устанавливается в положение «Посадка».</text:p>
      <text:p text:style-name="P2">В процессе снижения режим работы двигателей должен быть таким, чтобы чтобы вертикальная скорость была постоянной (около 3 м/с), при этом частота вращения двигателя 3800-3900 об/мин.</text:p>
      <text:p text:style-name="P2">После пролета ДПРМ уменьшается частота вращения двигателей до 3500 об/мин и устанавливается вертикальная скорость снижения 3-4 м/с</text:p>
      <text:p text:style-name="P2">Пролет БПРМ производить на скорости 280-305 км/ч </text:p>
      <text:p text:style-name="Standard"><text:span text:style-name="T4">После пролета БПРМ устанавливается скорость снижения, равная </text:span><text:span text:style-name="T5">V</text:span><text:span text:style-name="T4">пос+40км/ч, а вертикальная <text:s/>- 4 м/с, но не более 6 м/с.</text:span></text:p>
      <text:p text:style-name="Standard"><text:span text:style-name="T4">По мере подхода к точке выравнивания плавным движением колонки штурвала на себя перевести самолет на больший угол атаки, не допуская уменьшения скорости менее </text:span><text:span text:style-name="T5">V</text:span><text:span text:style-name="T4">пос+40км/ч. Движения рулями должны быть строго координированными. Нарушение координации движения может вызвать очень опасную боковую раскачку самолета.</text:span></text:p>
      <text:p text:style-name="P2">К началу выравнивания на высоте 15 м плавно дросселируются двигатели и плавно увеличивается угол атаки до посадочного. Самолет приземляется на углах атаки 9-10 град.</text:p>
      <text:p text:style-name="P2"/>
      <text:p text:style-name="P6"><text:soft-page-break/>- 7 -</text:p>
      <text:p text:style-name="Standard"><text:span text:style-name="T4">Посадочная приборная скорость </text:span><text:span text:style-name="T5">V</text:span><text:span text:style-name="T4">пос в зависимости от посадочного веса дана в табл. 5</text:span></text:p>
      <text:p text:style-name="P2"/>
      <text:p text:style-name="P2">Таблица 5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column table:style-name="Таблица5.G"/>
        <table:table-row table:style-name="Таблица5.1">
          <table:table-cell table:style-name="Таблица5.A1" office:value-type="string">
            <text:p text:style-name="P4">Посадочный вес, тс</text:p>
          </table:table-cell>
          <table:table-cell table:style-name="Таблица5.B1" office:value-type="string">
            <text:p text:style-name="P3">53</text:p>
          </table:table-cell>
          <table:table-cell table:style-name="Таблица5.B1" office:value-type="string">
            <text:p text:style-name="P3">55</text:p>
          </table:table-cell>
          <table:table-cell table:style-name="Таблица5.B1" office:value-type="string">
            <text:p text:style-name="P3">58</text:p>
          </table:table-cell>
          <table:table-cell table:style-name="Таблица5.B1" office:value-type="string">
            <text:p text:style-name="P3">60</text:p>
          </table:table-cell>
          <table:table-cell table:style-name="Таблица5.B1" office:value-type="string">
            <text:p text:style-name="P3">63</text:p>
          </table:table-cell>
          <table:table-cell table:style-name="Таблица5.G1" office:value-type="string">
            <text:p text:style-name="P3">65</text:p>
          </table:table-cell>
        </table:table-row>
        <table:table-row table:style-name="Таблица5.1">
          <table:table-cell table:style-name="Таблица5.A2" office:value-type="string">
            <text:p text:style-name="P8"><text:span text:style-name="T5">V</text:span><text:span text:style-name="T4">пос, км/ч</text:span></text:p>
          </table:table-cell>
          <table:table-cell table:style-name="Таблица5.B2" office:value-type="string">
            <text:p text:style-name="P3">225</text:p>
          </table:table-cell>
          <table:table-cell table:style-name="Таблица5.B2" office:value-type="string">
            <text:p text:style-name="P3">230</text:p>
          </table:table-cell>
          <table:table-cell table:style-name="Таблица5.B2" office:value-type="string">
            <text:p text:style-name="P3">240</text:p>
          </table:table-cell>
          <table:table-cell table:style-name="Таблица5.B2" office:value-type="string">
            <text:p text:style-name="P3">250</text:p>
          </table:table-cell>
          <table:table-cell table:style-name="Таблица5.B2" office:value-type="string">
            <text:p text:style-name="P3">260</text:p>
          </table:table-cell>
          <table:table-cell table:style-name="Таблица5.G2" office:value-type="string">
            <text:p text:style-name="P3">265</text:p>
          </table:table-cell>
        </table:table-row>
      </table:table>
      <text:p text:style-name="P2"/>
      <text:p text:style-name="P2"/>
      <text:p text:style-name="P2">После приземления начинается пробег. Для уменьшения длины пробега на скорости 220 км/ч приступить к плавному торможению, сохраняя прямолинейность движения рулем направления. Стремление самолета опускать нос в процессе торможения предотвращается движением штурвальной колонки на себя. По мере уменьшения скорости, когда руль высоты становится малоэффективным, плавным движением колонки штурвала самолет опускается на переднюю ногу шасси и усиливается торможение колес. Направление во второй половине пробега сохраняется плавным торможением колес.</text:p>
      <text:p text:style-name="P2">Учитывая, что двигатели при малом газе создают положительную тягу (700-800 кгс), рекомендуется на пробеге выключать один из двигателей для уменьшения длины пробега. При посадке с боковым ветром следует выключать подветренный двигатель.</text:p>
      <text:p text:style-name="P2">По окончании пробега убираются закрылки и тумблер света фар переводится в положение «Руль».</text:p>
      <text:p text:style-name="P2"/>
      <text:list text:style-name="WW8Num4" text:continue-numbering="true">
        <text:list-item>
          <text:list text:continue-numbering="true">
            <text:list-item>
              <text:p text:style-name="P25">Применение тормозных парашютов</text:p>
            </text:list-item>
          </text:list>
        </text:list-item>
      </text:list>
      <text:p text:style-name="P2"/>
      <text:p text:style-name="P2">Тормозные парашюты применяются:</text:p>
      <text:list text:style-name="WW8Num1">
        <text:list-item text:start-value="1">
          <text:p text:style-name="P23">при посадке с максимально допустимым весом</text:p>
        </text:list-item>
        <text:list-item>
          <text:p text:style-name="P23">при ограниченных размерах ВПП, а также, когда расчетная длина пробега без парашюта близка к длине ВПП</text:p>
        </text:list-item>
        <text:list-item>
          <text:p text:style-name="P23">в случае посадки с попутным ветром или попутным наклоном полосы</text:p>
        </text:list-item>
        <text:list-item>
          <text:p text:style-name="P23">при посадке на скользкую полосу</text:p>
        </text:list-item>
        <text:list-item>
          <text:p text:style-name="P23">при посадке с убранными закрылками и в случае прерванного взлета</text:p>
        </text:list-item>
      </text:list>
      <text:p text:style-name="P2"/>
      <text:p text:style-name="P2">Тормозные парашюты разрешатся также выпускать во всех случаях по усмотрению командира экипажа (при посадке с неисправным шасси, отказе системы торможения, приземлении с небольшим перелетом и т.п.)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size="20pt" style:font-size-asian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style:num-suffix=".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0.635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27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1.905cm"/>
      </text:list-level-style-number>
      <text:list-level-style-number text:level="7" style:num-suffix="." style:num-format="1" text:display-levels="7">
        <style:list-level-properties text:min-label-width="1.905cm"/>
      </text:list-level-style-number>
      <text:list-level-style-number text:level="8" style:num-suffix="." style:num-format="1" text:display-levels="8">
        <style:list-level-properties text:min-label-width="2.54cm"/>
      </text:list-level-style-number>
      <text:list-level-style-number text:level="9" style:num-suffix=".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 text:start-value="5">
        <style:list-level-properties text:min-label-width="0.847cm"/>
      </text:list-level-style-number>
      <text:list-level-style-number text:level="2" style:num-format="1" text:start-value="2" text:display-levels="2">
        <style:list-level-properties text:min-label-width="0.847cm"/>
      </text:list-level-style-number>
      <text:list-level-style-number text:level="3" style:num-format="1" text:start-value="2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7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0.635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27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1.905cm"/>
      </text:list-level-style-number>
      <text:list-level-style-number text:level="7" style:num-suffix="." style:num-format="1" text:display-levels="7">
        <style:list-level-properties text:min-label-width="1.905cm"/>
      </text:list-level-style-number>
      <text:list-level-style-number text:level="8" style:num-suffix="." style:num-format="1" text:display-levels="8">
        <style:list-level-properties text:min-label-width="2.54cm"/>
      </text:list-level-style-number>
      <text:list-level-style-number text:level="9" style:num-suffix=".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51cm" fo:margin-bottom="1.752cm" fo:margin-left="3.175cm" fo:margin-right="1.99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mts</meta:initial-creator>
    <meta:creation-date>2003-07-15T12:05:00</meta:creation-date>
    <dc:date>2008-06-13T10:18:37</dc:date>
    <meta:editing-cycles>22</meta:editing-cycles>
    <meta:editing-duration>PT4H54M44S</meta:editing-duration>
    <meta:user-defined meta:name="Поле 1"/>
    <meta:user-defined meta:name="Поле 2"/>
    <meta:user-defined meta:name="Поле 3"/>
    <meta:user-defined meta:name="Поле 4"/>
    <meta:document-statistic meta:table-count="5" meta:image-count="0" meta:object-count="0" meta:page-count="8" meta:paragraph-count="381" meta:word-count="2234" meta:character-count="16106"/>
  </office:meta>
</office:document-meta>
</file>